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4.861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3.5957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2.7327in"/>
    </style:style>
    <style:style style:name="co8" style:family="table-column">
      <style:table-column-properties fo:break-before="auto" style:column-width="2.4598in"/>
    </style:style>
    <style:style style:name="co9" style:family="table-column">
      <style:table-column-properties fo:break-before="auto" style:column-width="2.5902in"/>
    </style:style>
    <style:style style:name="co11" style:family="table-column">
      <style:table-column-properties fo:break-before="auto" style:column-width="2.8638in"/>
    </style:style>
    <style:style style:name="co12" style:family="table-column">
      <style:table-column-properties fo:break-before="auto" style:column-width="1.1925in"/>
    </style:style>
    <style:style style:name="co13" style:family="table-column">
      <style:table-column-properties fo:break-before="auto" style:column-width="3.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3">
          <table:table-cell/>
          <table:table-cell table:style-name="ce3" office:value-type="string">
            <text:p>Vocabulary evaluation results using qSK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xplanations on the evaluated criteria and the dataset can be found at <text:a xlink:href="https://github.com/cmader/qSKOS/wiki/Quality-Criteria-for-SKOS-Vocabularies">https://github.com/cmader/qSKOS/wiki/Quality-Criteria-for-SKOS-Vocabularies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W Thesaurus</text:p>
          </table:table-cell>
          <table:table-cell office:value-type="string">
            <text:p>Press Contacts Information</text:p>
          </table:table-cell>
          <table:table-cell office:value-type="string">
            <text:p>NYT People</text:p>
          </table:table-cell>
          <table:table-cell office:value-type="string">
            <text:p>NYT Organizations</text:p>
          </table:table-cell>
          <table:table-cell office:value-type="string">
            <text:p>NYT Locations</text:p>
          </table:table-cell>
          <table:table-cell office:value-type="string">
            <text:p>NYT Subject Descriptors</text:p>
          </table:table-cell>
          <table:table-cell office:value-type="string">
            <text:p>Ontology for Representing Network Entities</text:p>
          </table:table-cell>
          <table:table-cell office:value-type="string">
            <text:p>LVAk Thesaurus</text:p>
          </table:table-cell>
          <table:table-cell office:value-type="string">
            <text:p>MEKETRE Thesaurus (from 07.07.2011)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<text:a xlink:href="http://zbw.eu/stw/versions/latest/about">http://zbw.eu/stw/versions/latest/about</text:a></text:p>
          </table:table-cell>
          <table:table-cell office:value-type="string">
            <text:p>http://id.southampton.ac.uk/dataset/pressinfo/latest.rdf</text:p>
          </table:table-cell>
          <table:table-cell office:value-type="string">
            <text:p>http://data.nytimes.com/people.rdf</text:p>
          </table:table-cell>
          <table:table-cell office:value-type="string">
            <text:p><text:a xlink:href="http://data.nytimes.com/organizations.rdf">http://data.nytimes.com/organizations.rdf</text:a></text:p>
          </table:table-cell>
          <table:table-cell office:value-type="string">
            <text:p>http://data.nytimes.com/locations.rdf</text:p>
          </table:table-cell>
          <table:table-cell office:value-type="string">
            <text:p><text:a xlink:href="http://data.nytimes.com/descriptors.rdf">http://data.nytimes.com/descriptors.rdf</text:a></text:p>
          </table:table-cell>
          <table:table-cell office:value-type="string">
            <text:p><text:a xlink:href="http://river.styx.org/ww/2010/10/network">http://river.styx.org/ww/2010/10/network</text:a></text:p>
          </table:table-cell>
          <table:table-cell office:value-type="string">
            <text:p>not published</text:p>
          </table:table-cell>
          <table:table-cell office:value-type="string">
            <text:p><text:a xlink:href="http://prod.poolparty.punkt.at/PoolParty/wiki/MEKETRE">http://prod.poolparty.punkt.at/PoolParty/wiki/MEKETRE</text:a>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Triples</text:p>
          </table:table-cell>
          <table:table-cell office:value-type="float" office:value="107495">
            <text:p>107495</text:p>
          </table:table-cell>
          <table:table-cell office:value-type="float" office:value="7487">
            <text:p>7487</text:p>
          </table:table-cell>
          <table:table-cell office:value-type="float" office:value="103496">
            <text:p>103496</text:p>
          </table:table-cell>
          <table:table-cell office:value-type="float" office:value="59561">
            <text:p>59561</text:p>
          </table:table-cell>
          <table:table-cell office:value-type="float" office:value="172141">
            <text:p>172141</text:p>
          </table:table-cell>
          <table:table-cell office:value-type="float" office:value="10691">
            <text:p>10691</text:p>
          </table:table-cell>
          <table:table-cell office:value-type="float" office:value="93">
            <text:p>93</text:p>
          </table:table-cell>
          <table:table-cell office:value-type="float" office:value="47033">
            <text:p>47033</text:p>
          </table:table-cell>
          <table:table-cell office:value-type="float" office:value="4818">
            <text:p>4818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Concepts</text:p>
          </table:table-cell>
          <table:table-cell office:value-type="float" office:value="6524">
            <text:p>6524</text:p>
          </table:table-cell>
          <table:table-cell office:value-type="float" office:value="1125">
            <text:p>1125</text:p>
          </table:table-cell>
          <table:table-cell office:value-type="float" office:value="4979">
            <text:p>4979</text:p>
          </table:table-cell>
          <table:table-cell office:value-type="float" office:value="3044">
            <text:p>3044</text:p>
          </table:table-cell>
          <table:table-cell office:value-type="float" office:value="1920">
            <text:p>1920</text:p>
          </table:table-cell>
          <table:table-cell office:value-type="float" office:value="747">
            <text:p>747</text:p>
          </table:table-cell>
          <table:table-cell office:value-type="float" office:value="11">
            <text:p>11</text:p>
          </table:table-cell>
          <table:table-cell office:value-type="float" office:value="13411">
            <text:p>13411</text:p>
          </table:table-cell>
          <table:table-cell office:value-type="float" office:value="422">
            <text:p>42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</text:p>
          </table:table-cell>
          <table:table-cell office:value-type="string">
            <text:p>#Loose Concepts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2</text:p>
          </table:table-cell>
          <table:table-cell office:value-type="string">
            <text:p>#Weakly Connected Components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3</text:p>
          </table:table-cell>
          <table:table-cell office:value-type="string">
            <text:p>#Minimum Cycles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4</text:p>
          </table:table-cell>
          <table:table-cell office:value-type="string">
            <text:p>External Links (#unique, #total, avg. per concept)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9, 9, 0.008</text:p>
          </table:table-cell>
          <table:table-cell table:style-name="ce4" office:value-type="string">
            <text:p>14385, 14385, 2.889</text:p>
          </table:table-cell>
          <table:table-cell table:style-name="ce4" office:value-type="string">
            <text:p>7773, 7784, 2.557</text:p>
          </table:table-cell>
          <table:table-cell table:style-name="ce4" office:value-type="string">
            <text:p>5666, 5743, 2.991</text:p>
          </table:table-cell>
          <table:table-cell table:style-name="ce4" office:value-type="string">
            <text:p>1110, 1162, 1.556</text:p>
          </table:table-cell>
          <table:table-cell table:style-name="ce4" office:value-type="string">
            <text:p>7, 7, 0.636</text:p>
          </table:table-cell>
          <table:table-cell office:value-type="float" office:value="0">
            <text:p>0</text:p>
          </table:table-cell>
          <table:table-cell table:style-name="ce4" office:value-type="string">
            <text:p>1, 149, 0.35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5</text:p>
          </table:table-cell>
          <table:table-cell office:value-type="string">
            <text:p>Link Target Availability (#checked, #dereferencable, %)</text:p>
          </table:table-cell>
          <table:table-cell table:style-name="ce4" office:value-type="string">
            <text:p>6543, 6543, 100</text:p>
          </table:table-cell>
          <table:table-cell table:style-name="ce4" office:value-type="string">
            <text:p>1669, 1662, 99.581</text:p>
          </table:table-cell>
          <table:table-cell table:style-name="ce4" office:value-type="string">
            <text:p>29326, 26379, 89.951</text:p>
          </table:table-cell>
          <table:table-cell table:style-name="ce4" office:value-type="string">
            <text:p>16909, 16475, 97.433</text:p>
          </table:table-cell>
          <table:table-cell table:style-name="ce4" office:value-type="string">
            <text:p>64445, 63693, 98.833</text:p>
          </table:table-cell>
          <table:table-cell table:style-name="ce4" office:value-type="string">
            <text:p>2608, 2556, 98.006</text:p>
          </table:table-cell>
          <table:table-cell table:style-name="ce4" office:value-type="string">
            <text:p>15, 13, 88.668</text:p>
          </table:table-cell>
          <table:table-cell table:style-name="ce4" office:value-type="string">
            <text:p>13412, 1, 0.007</text:p>
          </table:table-cell>
          <table:table-cell table:style-name="ce4" office:value-type="string">
            <text:p>426, 425, 99.76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6</text:p>
          </table:table-cell>
          <table:table-cell office:value-type="string">
            <text:p>Avg. Concept Rank (against sindice.com)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.275">
            <text:p>1.275</text:p>
          </table:table-cell>
          <table:table-cell office:value-type="float" office:value="0.634">
            <text:p>0.634</text:p>
          </table:table-cell>
          <table:table-cell office:value-type="float" office:value="1.266">
            <text:p>1.266</text:p>
          </table:table-cell>
          <table:table-cell office:value-type="float" office:value="0.383">
            <text:p>0.383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7</text:p>
          </table:table-cell>
          <table:table-cell office:value-type="string">
            <text:p>SKOS ontology consistency (#inconsistent terms)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9</text:p>
          </table:table-cell>
          <table:table-cell office:value-type="string">
            <text:p>#Deprecated Properties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1</text:p>
          </table:table-cell>
          <table:table-cell office:value-type="string">
            <text:p>Language Coverage (Full Coverage Ratio, Avg Coverage Ratio, #languages)</text:p>
          </table:table-cell>
          <table:table-cell table:style-name="ce4" office:value-type="string">
            <text:p>0.01, 0.67, 3</text:p>
          </table:table-cell>
          <table:table-cell table:style-name="ce4" office:value-type="string">
            <text:p>-, 0</text:p>
          </table:table-cell>
          <table:table-cell table:number-columns-repeated="5" table:style-name="ce4" office:value-type="string">
            <text:p>1, 1, 1</text:p>
          </table:table-cell>
          <table:table-cell table:style-name="ce4" office:value-type="string">
            <text:p>-, 0</text:p>
          </table:table-cell>
          <table:table-cell table:style-name="ce4" office:value-type="string">
            <text:p>0.005, 0.42, 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5</text:p>
          </table:table-cell>
          <table:table-cell office:value-type="string">
            <text:p>Concept Documentation Coverage (#total, avg. per concept)</text:p>
          </table:table-cell>
          <table:table-cell table:style-name="ce4" office:value-type="string">
            <text:p>1363, 0.20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885, 0.178</text:p>
          </table:table-cell>
          <table:table-cell table:style-name="ce4" office:value-type="string">
            <text:p>199, 0.065</text:p>
          </table:table-cell>
          <table:table-cell table:style-name="ce4" office:value-type="string">
            <text:p>58, 0.03</text:p>
          </table:table-cell>
          <table:table-cell table:style-name="ce4" office:value-type="string">
            <text:p>565, 0.756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1">08/01/2011</text:date>, <text:time>10:1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ader</meta:initial-creator>
    <meta:creation-date>2011-07-02T11:28:18</meta:creation-date>
    <dc:date>2011-08-01T10:13:43</dc:date>
    <dc:creator>Christian Mader</dc:creator>
    <meta:editing-duration>P4DT1H49M59S</meta:editing-duration>
    <meta:editing-cycles>74</meta:editing-cycles>
    <meta:generator>LibreOffice/3.3$Unix LibreOffice_project/330m19$Build-301</meta:generator>
    <meta:document-statistic meta:table-count="3" meta:cell-count="150" meta:object-count="0"/>
  </office:meta>
</office:document-meta>
</file>